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-100" table:style-name="ta1">
        <table:shapes>
          <draw:frame draw:z-index="0" draw:style-name="gr1" draw:text-style-name="P1" svg:width="6.2988in" svg:height="3.5429in" svg:x="0.0394in" svg:y="2.3508in">
            <draw:object draw:notify-on-update-of-ranges="'m-100'.A11:'m-100'.A11 'm-100'.B11:'m-100'.K11 'm-100'.A12:'m-100'.A12 'm-100'.B12:'m-100'.K12 'm-100'.A13:'m-100'.A13 'm-100'.B13:'m-100'.K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in" svg:y="6.0425in">
            <draw:object draw:notify-on-update-of-ranges="'m-100'.A11:'m-100'.A11 'm-100'.B11:'m-100'.H11 'm-100'.A12:'m-100'.A12 'm-100'.B12:'m-100'.H12 'm-100'.A13:'m-100'.A13 'm-100'.B13:'m-100'.H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9" calcext:value-type="float">
            <text:p>0.69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6942" calcext:value-type="float">
            <text:p>20.16942</text:p>
          </table:table-cell>
          <table:table-cell office:value-type="float" office:value="4.65" calcext:value-type="float">
            <text:p>4.65</text:p>
          </table:table-cell>
          <table:table-cell office:value-type="float" office:value="3.94" calcext:value-type="float">
            <text:p>3.9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17" calcext:value-type="float">
            <text:p>1.17</text:p>
          </table:table-cell>
          <table:table-cell table:style-name="ce1" office:value-type="string" calcext:value-type="string">
            <text:p>1.000%</text:p>
          </table:table-cell>
          <table:table-cell office:value-type="float" office:value="20.16536" calcext:value-type="float">
            <text:p>20.16536</text:p>
          </table:table-cell>
          <table:table-cell office:value-type="float" office:value="7.31" calcext:value-type="float">
            <text:p>7.31</text:p>
          </table:table-cell>
          <table:table-cell office:value-type="float" office:value="8.36" calcext:value-type="float">
            <text:p>8.36</text:p>
          </table:table-cell>
          <table:table-cell office:value-type="float" office:value="371.2" calcext:value-type="float">
            <text:p>371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.21" calcext:value-type="float">
            <text:p>3.21</text:p>
          </table:table-cell>
          <table:table-cell table:style-name="ce1" office:value-type="string" calcext:value-type="string">
            <text:p>0.500%</text:p>
          </table:table-cell>
          <table:table-cell office:value-type="float" office:value="40.24955" calcext:value-type="float">
            <text:p>40.24955</text:p>
          </table:table-cell>
          <table:table-cell office:value-type="float" office:value="11.93" calcext:value-type="float">
            <text:p>11.93</text:p>
          </table:table-cell>
          <table:table-cell office:value-type="float" office:value="12.28" calcext:value-type="float">
            <text:p>12.28</text:p>
          </table:table-cell>
          <table:table-cell office:value-type="float" office:value="303.6" calcext:value-type="float">
            <text:p>303.6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MVC sem v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/verify</text:p>
          </table:table-cell>
          <table:table-cell office:value-type="float" office:value="20.16942" calcext:value-type="float">
            <text:p>20.16942</text:p>
          </table:table-cell>
          <table:table-cell office:value-type="float" office:value="40.14452" calcext:value-type="float">
            <text:p>40.14452</text:p>
          </table:table-cell>
          <table:table-cell office:value-type="float" office:value="100.08006" calcext:value-type="float">
            <text:p>100.08006</text:p>
          </table:table-cell>
          <table:table-cell office:value-type="float" office:value="199.96001" calcext:value-type="float">
            <text:p>199.96001</text:p>
          </table:table-cell>
          <table:table-cell office:value-type="float" office:value="315.90586" calcext:value-type="float">
            <text:p>315.90586</text:p>
          </table:table-cell>
          <table:table-cell office:value-type="float" office:value="315.45741" calcext:value-type="float">
            <text:p>315.45741</text:p>
          </table:table-cell>
          <table:table-cell office:value-type="float" office:value="310.18973" calcext:value-type="float">
            <text:p>310.18973</text:p>
          </table:table-cell>
          <table:table-cell office:value-type="float" office:value="306.6544" calcext:value-type="float">
            <text:p>306.6544</text:p>
          </table:table-cell>
          <table:table-cell office:value-type="float" office:value="292.90725" calcext:value-type="float">
            <text:p>292.90725</text:p>
          </table:table-cell>
          <table:table-cell office:value-type="float" office:value="284.8543" calcext:value-type="float">
            <text:p>284.8543</text:p>
          </table:table-cell>
        </table:table-row>
        <table:table-row table:style-name="ro1">
          <table:table-cell office:value-type="string" calcext:value-type="string">
            <text:p>/book</text:p>
          </table:table-cell>
          <table:table-cell office:value-type="float" office:value="20.16536" calcext:value-type="float">
            <text:p>20.16536</text:p>
          </table:table-cell>
          <table:table-cell office:value-type="float" office:value="40.10427" calcext:value-type="float">
            <text:p>40.10427</text:p>
          </table:table-cell>
          <table:table-cell office:value-type="float" office:value="100" calcext:value-type="float">
            <text:p>100</text:p>
          </table:table-cell>
          <table:table-cell office:value-type="float" office:value="199.40179" calcext:value-type="float">
            <text:p>199.40179</text:p>
          </table:table-cell>
          <table:table-cell office:value-type="float" office:value="315.55696" calcext:value-type="float">
            <text:p>315.55696</text:p>
          </table:table-cell>
          <table:table-cell office:value-type="float" office:value="315.23367" calcext:value-type="float">
            <text:p>315.23367</text:p>
          </table:table-cell>
          <table:table-cell office:value-type="float" office:value="310.22181" calcext:value-type="float">
            <text:p>310.22181</text:p>
          </table:table-cell>
          <table:table-cell office:value-type="float" office:value="306.63559" calcext:value-type="float">
            <text:p>306.63559</text:p>
          </table:table-cell>
          <table:table-cell office:value-type="float" office:value="292.86865" calcext:value-type="float">
            <text:p>292.86865</text:p>
          </table:table-cell>
          <table:table-cell office:value-type="float" office:value="284.81644" calcext:value-type="float">
            <text:p>284.81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0T23:04:43.950576269</dc:date>
    <meta:editing-duration>PT5M3S</meta:editing-duration>
    <meta:editing-cycles>1</meta:editing-cycles>
    <meta:document-statistic meta:table-count="1" meta:cell-count="7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MVC sem virtual threads</text:p>
        </chart:title>
        <chart:legend chart:legend-position="end" svg:x="13.703cm" svg:y="3.952cm" style:legend-expansion="high" chart:style-name="ch3"/>
        <chart:plot-area chart:style-name="ch4" table:cell-range-address="'m-100'.A11:'m-100'.K13" chart:data-source-has-labels="both" svg:x="1.331cm" svg:y="1.275cm" svg:width="12.052cm" svg:height="6.564cm">
          <chartooo:coordinate-region svg:x="2.138cm" svg:y="1.474cm" svg:width="10.78cm" svg:height="5.718cm"/>
          <chart:axis chart:dimension="x" chart:name="primary-x" chart:style-name="ch5" chartooo:axis-type="auto">
            <chartooo:date-scale/>
            <chart:title svg:x="6.678cm" svg:y="8.019cm" chart:style-name="ch6">
              <text:p>usuários</text:p>
            </chart:title>
            <chart:categories table:cell-range-address="'m-100'.B11:'m-100'.K11"/>
          </chart:axis>
          <chart:axis chart:dimension="y" chart:name="primary-y" chart:style-name="ch5">
            <chart:title svg:x="0.451cm" svg:y="5.395cm" chart:style-name="ch7">
              <text:p>throughput</text:p>
            </chart:title>
            <chart:grid chart:style-name="ch8" chart:class="major"/>
          </chart:axis>
          <chart:series chart:style-name="ch9" chart:values-cell-range-address="'m-100'.B12:'m-100'.K12" chart:label-cell-address="'m-100'.A12:'m-100'.A12" chart:class="chart:line">
            <chart:data-point chart:repeated="10"/>
          </chart:series>
          <chart:series chart:style-name="ch10" chart:values-cell-range-address="'m-100'.B13:'m-100'.K13" chart:label-cell-address="'m-100'.A13:'m-100'.A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m-100'.B11:'m-100'.K1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</table:table-row>
          </table:table-header-rows>
          <table:table-rows>
            <table:table-row>
              <table:table-cell office:value-type="string">
                <text:p>/verify</text:p>
                <draw:g>
                  <svg:desc>'m-100'.A12:'m-100'.A12</svg:desc>
                </draw:g>
              </table:table-cell>
              <table:table-cell office:value-type="float" office:value="20.16942">
                <text:p>20.16942</text:p>
                <draw:g>
                  <svg:desc>'m-100'.B12:'m-100'.K12</svg:desc>
                </draw:g>
              </table:table-cell>
              <table:table-cell office:value-type="float" office:value="40.14452">
                <text:p>40.14452</text:p>
              </table:table-cell>
              <table:table-cell office:value-type="float" office:value="100.08006">
                <text:p>100.08006</text:p>
              </table:table-cell>
              <table:table-cell office:value-type="float" office:value="199.96001">
                <text:p>199.96001</text:p>
              </table:table-cell>
              <table:table-cell office:value-type="float" office:value="315.90586">
                <text:p>315.90586</text:p>
              </table:table-cell>
              <table:table-cell office:value-type="float" office:value="315.45741">
                <text:p>315.45741</text:p>
              </table:table-cell>
              <table:table-cell office:value-type="float" office:value="310.18973">
                <text:p>310.18973</text:p>
              </table:table-cell>
              <table:table-cell office:value-type="float" office:value="306.6544">
                <text:p>306.6544</text:p>
              </table:table-cell>
              <table:table-cell office:value-type="float" office:value="292.90725">
                <text:p>292.90725</text:p>
              </table:table-cell>
              <table:table-cell office:value-type="float" office:value="284.8543">
                <text:p>284.8543</text:p>
              </table:table-cell>
            </table:table-row>
            <table:table-row>
              <table:table-cell office:value-type="string">
                <text:p>/book</text:p>
                <draw:g>
                  <svg:desc>'m-100'.A13:'m-100'.A13</svg:desc>
                </draw:g>
              </table:table-cell>
              <table:table-cell office:value-type="float" office:value="20.16536">
                <text:p>20.16536</text:p>
                <draw:g>
                  <svg:desc>'m-100'.B13:'m-100'.K13</svg:desc>
                </draw:g>
              </table:table-cell>
              <table:table-cell office:value-type="float" office:value="40.10427">
                <text:p>40.10427</text:p>
              </table:table-cell>
              <table:table-cell office:value-type="float" office:value="100">
                <text:p>100</text:p>
              </table:table-cell>
              <table:table-cell office:value-type="float" office:value="199.40179">
                <text:p>199.40179</text:p>
              </table:table-cell>
              <table:table-cell office:value-type="float" office:value="315.55696">
                <text:p>315.55696</text:p>
              </table:table-cell>
              <table:table-cell office:value-type="float" office:value="315.23367">
                <text:p>315.23367</text:p>
              </table:table-cell>
              <table:table-cell office:value-type="float" office:value="310.22181">
                <text:p>310.22181</text:p>
              </table:table-cell>
              <table:table-cell office:value-type="float" office:value="306.63559">
                <text:p>306.63559</text:p>
              </table:table-cell>
              <table:table-cell office:value-type="float" office:value="292.86865">
                <text:p>292.86865</text:p>
              </table:table-cell>
              <table:table-cell office:value-type="float" office:value="284.81644">
                <text:p>284.81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MVC sem virtual threads</text:p>
        </chart:title>
        <chart:legend chart:legend-position="end" svg:x="13.703cm" svg:y="3.952cm" style:legend-expansion="high" chart:style-name="ch3"/>
        <chart:plot-area chart:style-name="ch4" table:cell-range-address="'m-100'.A11:'m-100'.H13" chart:data-source-has-labels="both" svg:x="1.331cm" svg:y="1.275cm" svg:width="12.052cm" svg:height="6.564cm">
          <chartooo:coordinate-region svg:x="2.138cm" svg:y="1.474cm" svg:width="10.873cm" svg:height="5.718cm"/>
          <chart:axis chart:dimension="x" chart:name="primary-x" chart:style-name="ch5" chartooo:axis-type="auto">
            <chartooo:date-scale/>
            <chart:title svg:x="6.678cm" svg:y="8.019cm" chart:style-name="ch6">
              <text:p>usuários</text:p>
            </chart:title>
            <chart:categories table:cell-range-address="'m-100'.B11:'m-100'.H11"/>
          </chart:axis>
          <chart:axis chart:dimension="y" chart:name="primary-y" chart:style-name="ch5">
            <chart:title svg:x="0.451cm" svg:y="5.395cm" chart:style-name="ch7">
              <text:p>throughput</text:p>
            </chart:title>
            <chart:grid chart:style-name="ch8" chart:class="major"/>
          </chart:axis>
          <chart:series chart:style-name="ch9" chart:values-cell-range-address="'m-100'.B12:'m-100'.H12" chart:label-cell-address="'m-100'.A12:'m-100'.A12" chart:class="chart:line">
            <chart:data-point chart:repeated="7"/>
          </chart:series>
          <chart:series chart:style-name="ch10" chart:values-cell-range-address="'m-100'.B13:'m-100'.H13" chart:label-cell-address="'m-100'.A13:'m-100'.A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m-100'.B11:'m-100'.H1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/verify</text:p>
                <draw:g>
                  <svg:desc>'m-100'.A12:'m-100'.A12</svg:desc>
                </draw:g>
              </table:table-cell>
              <table:table-cell office:value-type="float" office:value="20.16942">
                <text:p>20.16942</text:p>
                <draw:g>
                  <svg:desc>'m-100'.B12:'m-100'.H12</svg:desc>
                </draw:g>
              </table:table-cell>
              <table:table-cell office:value-type="float" office:value="40.14452">
                <text:p>40.14452</text:p>
              </table:table-cell>
              <table:table-cell office:value-type="float" office:value="100.08006">
                <text:p>100.08006</text:p>
              </table:table-cell>
              <table:table-cell office:value-type="float" office:value="199.96001">
                <text:p>199.96001</text:p>
              </table:table-cell>
              <table:table-cell office:value-type="float" office:value="315.90586">
                <text:p>315.90586</text:p>
              </table:table-cell>
              <table:table-cell office:value-type="float" office:value="315.45741">
                <text:p>315.45741</text:p>
              </table:table-cell>
              <table:table-cell office:value-type="float" office:value="310.18973">
                <text:p>310.18973</text:p>
              </table:table-cell>
            </table:table-row>
            <table:table-row>
              <table:table-cell office:value-type="string">
                <text:p>/book</text:p>
                <draw:g>
                  <svg:desc>'m-100'.A13:'m-100'.A13</svg:desc>
                </draw:g>
              </table:table-cell>
              <table:table-cell office:value-type="float" office:value="20.16536">
                <text:p>20.16536</text:p>
                <draw:g>
                  <svg:desc>'m-100'.B13:'m-100'.H13</svg:desc>
                </draw:g>
              </table:table-cell>
              <table:table-cell office:value-type="float" office:value="40.10427">
                <text:p>40.10427</text:p>
              </table:table-cell>
              <table:table-cell office:value-type="float" office:value="100">
                <text:p>100</text:p>
              </table:table-cell>
              <table:table-cell office:value-type="float" office:value="199.40179">
                <text:p>199.40179</text:p>
              </table:table-cell>
              <table:table-cell office:value-type="float" office:value="315.55696">
                <text:p>315.55696</text:p>
              </table:table-cell>
              <table:table-cell office:value-type="float" office:value="315.23367">
                <text:p>315.23367</text:p>
              </table:table-cell>
              <table:table-cell office:value-type="float" office:value="310.22181">
                <text:p>310.221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